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4.994cm"/>
    </style:style>
    <style:style style:name="co17" style:family="table-column">
      <style:table-column-properties fo:break-before="auto" style:column-width="4.939cm"/>
    </style:style>
    <style:style style:name="co20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 office:value-type="string">
            <text:p>set gate length indicator led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 office:value-type="string">
            <text:p>clock led / clock output ?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/>
          <table:table-cell office:value-type="string">
            <text:p>track btn [1-8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/>
          <table:table-cell office:value-type="string">
            <text:p>track btn [1-8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office:value-type="string">
            <text:p>track btn [1-8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, gate length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note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channel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gate length m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t</text:p>
          </table:table-cell>
          <table:table-cell/>
          <table:table-cell office:value-type="string">
            <text:p>track btn [1-8]</text:p>
          </table:table-cell>
          <table:table-cell office:value-type="string">
            <text:p>select midi note, select midi channel, gate length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5" office:value-type="string">
            <text:p>all track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 step</text:p>
          </table:table-cell>
          <table:table-cell/>
          <table:table-cell table:style-name="ce5" office:value-type="string">
            <text:p>all track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down</text:p>
          </table:table-cell>
          <table:table-cell table:style-name="ce3"/>
          <table:table-cell table:style-name="ce3" office:value-type="string">
            <text:p>track btn [1-8]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up</text:p>
          </table:table-cell>
          <table:table-cell table:style-name="ce3"/>
          <table:table-cell table:style-name="ce3" office:value-type="string">
            <text:p>track btn [1-8]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down</text:p>
          </table:table-cell>
          <table:table-cell table:style-name="ce5"/>
          <table:table-cell table:style-name="ce5" office:value-type="string">
            <text:p>all tracks</text:p>
          </table:table-cell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up</text:p>
          </table:table-cell>
          <table:table-cell table:style-name="ce5"/>
          <table:table-cell table:style-name="ce5" office:value-type="string">
            <text:p>all track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down</text:p>
          </table:table-cell>
          <table:table-cell table:number-columns-repeated="2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up</text:p>
          </table:table-cell>
          <table:table-cell table:number-columns-repeated="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fill all</text:p>
          </table:table-cell>
          <table:table-cell table:number-columns-repeated="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erase all</text:p>
          </table:table-cell>
          <table:table-cell table:number-columns-repeated="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left</text:p>
          </table:table-cell>
          <table:table-cell table:number-columns-repeated="2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right</text:p>
          </table:table-cell>
          <table:table-cell table:number-columns-repeated="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invert</text:p>
          </table:table-cell>
          <table:table-cell table:number-columns-repeated="2"/>
        </table:table-row>
      </table:table>
      <table:table table:name="Euclidian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midi note, select midi chann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all tracks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play/step mode </text:p>
          </table:table-cell>
          <table:table-cell table:style-name="ce4" office:value-type="string">
            <text:p>toggle</text:p>
          </table:table-cell>
          <table:table-cell table:style-name="ce4" office:value-type="string">
            <text:p>modes: play, step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reset step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advance step</text:p>
          </table:table-cell>
          <table:table-cell table:style-name="ce6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pattern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bank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fill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track pattern fill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30/12/2018</text:date>, <text:time>19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2-30T19:44:14.65</dc:date>
    <dc:creator>P J</dc:creator>
    <meta:editing-duration>P2DT5H17M54S</meta:editing-duration>
    <meta:editing-cycles>115</meta:editing-cycles>
    <meta:generator>OpenOffice/4.1.0$Win32 OpenOffice.org_project/410m18$Build-9764</meta:generator>
    <meta:document-statistic meta:table-count="5" meta:cell-count="1032" meta:object-count="0"/>
  </office:meta>
</office:document-meta>
</file>